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cm" svg:height="11.7cm" svg:x="1.8cm" svg:y="1.5cm">
          <text:p text:style-name="P1">Sh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cm" svg:height="7.3cm" svg:x="1.8cm" svg:y="14.5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cm" svg:height="5.1cm" svg:x="1.8cm" svg:y="23.1cm">
          <text:p text:style-name="P1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.3cm" svg:x="10cm" svg:y="13.2cm">
          <text:p/>
          <draw:enhanced-geometry svg:viewBox="0 0 21600 21600" draw:text-areas="?f0 0 ?f2 ?f5" draw:type="down-arrow" draw:modifiers="16274.5359352689 5761.438561438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1.284cm" svg:x="9.9cm" svg:y="2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5.8cm" svg:height="1.404cm" svg:x="2.7cm" svg:y="2.592cm">
          <text:p text:style-name="P1"><text:span text:style-name="T1">Basic concep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7.488cm" svg:x="2.7cm" svg:y="4.464cm">
          <text:p text:style-name="P1"><text:span text:style-name="T1">Attacks on shout and</text:span></text:p>
          <text:p text:style-name="P1"><text:span text:style-name="T1">methods of prevention.</text:span></text:p>
          <text:p text:style-name="P1"><text:span text:style-name="T1">Working towards best</text:span></text:p>
          <text:p text:style-name="P1"><text:span text:style-name="T1">shout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404cm" svg:x="12.3cm" svg:y="2.592cm">
          <text:p text:style-name="P1"><text:span text:style-name="T1">New shout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248cm" svg:x="12.3cm" svg:y="10.548cm">
          <text:p text:style-name="P1"><text:span text:style-name="T1">Proof of concep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5.616cm" svg:x="12.3cm" svg:y="4.464cm">
          <text:p text:style-name="P1"><text:span text:style-name="T1">Formal pro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333cm" svg:x="2.699cm" svg:y="15.4cm">
          <text:p text:style-name="P1"><text:span text:style-name="T1">Anonymity and shout</text:span></text:p>
          <text:p text:style-name="P1"><text:span text:style-name="T1">consid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3.74cm" svg:x="2.7cm" svg:y="16.96cm">
          <text:p text:style-name="P1"><text:span text:style-name="T1">Network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3.672cm" svg:x="12.3cm" svg:y="15.4cm">
          <text:p text:style-name="P1"><text:span text:style-name="T1">Formal pro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012cm" svg:x="12.4cm" svg:y="23.644cm">
          <text:p text:style-name="P1"><text:span text:style-name="T1">File sharing application</text:span></text:p>
          <text:p text:style-name="P1"><text:span text:style-name="T1">(BitTorrent like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056cm" svg:x="2.7cm" svg:y="23.644cm">
          <text:p text:style-name="P1"><text:span text:style-name="T1">Anonymity, shout and</text:span></text:p>
          <text:p text:style-name="P1"><text:span text:style-name="T1">network consid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2.656cm" svg:x="2.7cm" svg:y="25cm">
          <text:p text:style-name="P1"><text:span text:style-name="T1">Basic chat 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502cm" svg:x="12.3cm" svg:y="19.298cm">
          <text:p text:style-name="P1"><text:span text:style-name="T1">Proof of concep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0.789cm" svg:x="3cm" svg:y="17.111cm">
          <text:p text:style-name="P1"><text:span text:style-name="T2">Existing desig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0.476cm" svg:x="3cm" svg:y="25.2cm">
          <text:p text:style-name="P1"><text:span text:style-name="T2">Description of 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0.476cm" svg:x="12.7cm" svg:y="23.848cm">
          <text:p text:style-name="P1"><text:span text:style-name="T2">Description of Appl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1-27T11:00:11</meta:creation-date>
    <dc:date>2013-02-01T14:36:53</dc:date>
    <dc:creator>Luke </dc:creator>
    <meta:editing-duration>PT14H32M56S</meta:editing-duration>
    <meta:editing-cycles>5</meta:editing-cycles>
    <meta:generator>LibreOffice/3.5$Linux_x86 LibreOffice_project/350m1$Build-2</meta:generator>
    <meta:document-statistic meta:object-count="20"/>
  </office:meta>
</office:document-meta>
</file>